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992in"/>
    </style:style>
    <style:style style:name="co3" style:family="table-column">
      <style:table-column-properties fo:break-before="auto" style:column-width="3.0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Unit 1</text:p>
          </table:table-cell>
          <table:table-cell office:value-type="string">
            <text:p>плавать</text:p>
          </table:table-cell>
          <table:table-cell office:value-type="string">
            <text:p>zwemm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nit 2</text:p>
          </table:table-cell>
          <table:table-cell office:value-type="string">
            <text:p>галстук</text:p>
          </table:table-cell>
          <table:table-cell office:value-type="string">
            <text:p>stropdas</text:p>
          </table:table-cell>
        </table:table-row>
        <table:table-row table:style-name="ro1">
          <table:table-cell/>
          <table:table-cell office:value-type="string">
            <text:p>чашка</text:p>
          </table:table-cell>
          <table:table-cell office:value-type="string">
            <text:p>kopje</text:p>
          </table:table-cell>
        </table:table-row>
        <table:table-row table:style-name="ro1">
          <table:table-cell/>
          <table:table-cell office:value-type="string">
            <text:p>мяч</text:p>
          </table:table-cell>
          <table:table-cell office:value-type="string">
            <text:p>bal</text:p>
          </table:table-cell>
        </table:table-row>
        <table:table-row table:style-name="ro1">
          <table:table-cell/>
          <table:table-cell office:value-type="string">
            <text:p>тарелка</text:p>
          </table:table-cell>
          <table:table-cell office:value-type="string">
            <text:p>bord</text:p>
          </table:table-cell>
        </table:table-row>
        <table:table-row table:style-name="ro1">
          <table:table-cell/>
          <table:table-cell office:value-type="string">
            <text:p>шляпа</text:p>
          </table:table-cell>
          <table:table-cell office:value-type="string">
            <text:p>hoed</text:p>
          </table:table-cell>
        </table:table-row>
        <table:table-row table:style-name="ro1">
          <table:table-cell/>
          <table:table-cell office:value-type="string">
            <text:p>ремень</text:p>
          </table:table-cell>
          <table:table-cell office:value-type="string">
            <text:p>riem</text:p>
          </table:table-cell>
        </table:table-row>
        <table:table-row table:style-name="ro1">
          <table:table-cell/>
          <table:table-cell office:value-type="string">
            <text:p>играть</text:p>
          </table:table-cell>
          <table:table-cell office:value-type="string">
            <text:p>spelen</text:p>
          </table:table-cell>
        </table:table-row>
        <table:table-row table:style-name="ro1">
          <table:table-cell/>
          <table:table-cell office:value-type="string">
            <text:p>красной</text:p>
          </table:table-cell>
          <table:table-cell office:value-type="string">
            <text:p>ro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Unit 3</text:p>
          </table:table-cell>
          <table:table-cell office:value-type="string">
            <text:p>изучать</text:p>
          </table:table-cell>
          <table:table-cell office:value-type="string">
            <text:p>leren</text:p>
          </table:table-cell>
        </table:table-row>
        <table:table-row table:style-name="ro1">
          <table:table-cell/>
          <table:table-cell office:value-type="string">
            <text:p>пишать</text:p>
          </table:table-cell>
          <table:table-cell office:value-type="string">
            <text:p>schrijven</text:p>
          </table:table-cell>
        </table:table-row>
        <table:table-row table:style-name="ro1">
          <table:table-cell/>
          <table:table-cell office:value-type="string">
            <text:p>по-английски</text:p>
          </table:table-cell>
          <table:table-cell office:value-type="string">
            <text:p>Engels</text:p>
          </table:table-cell>
        </table:table-row>
        <table:table-row table:style-name="ro1">
          <table:table-cell/>
          <table:table-cell office:value-type="string">
            <text:p>по-арабски</text:p>
          </table:table-cell>
          <table:table-cell office:value-type="string">
            <text:p>Arabisch</text:p>
          </table:table-cell>
        </table:table-row>
        <table:table-row table:style-name="ro1">
          <table:table-cell/>
          <table:table-cell office:value-type="string">
            <text:p>по-китайски</text:p>
          </table:table-cell>
          <table:table-cell office:value-type="string">
            <text:p>Chinees</text:p>
          </table:table-cell>
        </table:table-row>
        <table:table-row table:style-name="ro1">
          <table:table-cell/>
          <table:table-cell office:value-type="string">
            <text:p>по-рускии</text:p>
          </table:table-cell>
          <table:table-cell office:value-type="string">
            <text:p>Russisch</text:p>
          </table:table-cell>
        </table:table-row>
        <table:table-row table:style-name="ro1">
          <table:table-cell/>
          <table:table-cell office:value-type="string">
            <text:p>из России</text:p>
          </table:table-cell>
          <table:table-cell office:value-type="string">
            <text:p>uit Rusland</text:p>
          </table:table-cell>
        </table:table-row>
        <table:table-row table:style-name="ro1">
          <table:table-cell/>
          <table:table-cell office:value-type="string">
            <text:p>из Австралии</text:p>
          </table:table-cell>
          <table:table-cell office:value-type="string">
            <text:p>uit Australië</text:p>
          </table:table-cell>
        </table:table-row>
        <table:table-row table:style-name="ro1">
          <table:table-cell/>
          <table:table-cell office:value-type="string">
            <text:p>из Японии</text:p>
          </table:table-cell>
          <table:table-cell office:value-type="string">
            <text:p>uit Japan</text:p>
          </table:table-cell>
        </table:table-row>
        <table:table-row table:style-name="ro1">
          <table:table-cell/>
          <table:table-cell office:value-type="string">
            <text:p>из Египта</text:p>
          </table:table-cell>
          <table:table-cell office:value-type="string">
            <text:p>uit Egypte</text:p>
          </table:table-cell>
        </table:table-row>
        <table:table-row table:style-name="ro1">
          <table:table-cell/>
          <table:table-cell office:value-type="string">
            <text:p>из Китая</text:p>
          </table:table-cell>
          <table:table-cell office:value-type="string">
            <text:p>uit China</text:p>
          </table:table-cell>
        </table:table-row>
        <table:table-row table:style-name="ro1">
          <table:table-cell/>
          <table:table-cell office:value-type="string">
            <text:p>животное</text:p>
          </table:table-cell>
          <table:table-cell office:value-type="string">
            <text:p>dier</text:p>
          </table:table-cell>
        </table:table-row>
        <table:table-row table:style-name="ro1">
          <table:table-cell/>
          <table:table-cell office:value-type="string">
            <text:p>двадцать чашек</text:p>
          </table:table-cell>
          <table:table-cell office:value-type="string">
            <text:p>twintig kopjes</text:p>
          </table:table-cell>
        </table:table-row>
        <table:table-row table:style-name="ro1">
          <table:table-cell/>
          <table:table-cell office:value-type="string">
            <text:p>двадцать одна чашка</text:p>
          </table:table-cell>
          <table:table-cell office:value-type="string">
            <text:p>eenentwintig kopjes</text:p>
          </table:table-cell>
        </table:table-row>
        <table:table-row table:style-name="ro1">
          <table:table-cell/>
          <table:table-cell office:value-type="string">
            <text:p>двадцать две чашки</text:p>
          </table:table-cell>
          <table:table-cell office:value-type="string">
            <text:p>tweeëntwintig kopjes</text:p>
          </table:table-cell>
        </table:table-row>
        <table:table-row table:style-name="ro1">
          <table:table-cell/>
          <table:table-cell office:value-type="string">
            <text:p>двадцать три тарелки</text:p>
          </table:table-cell>
          <table:table-cell office:value-type="string">
            <text:p>drieëntwintig borden</text:p>
          </table:table-cell>
        </table:table-row>
        <table:table-row table:style-name="ro1">
          <table:table-cell/>
          <table:table-cell office:value-type="string">
            <text:p>двадцать четыре тарелки</text:p>
          </table:table-cell>
          <table:table-cell office:value-type="string">
            <text:p>vierentwintig borden</text:p>
          </table:table-cell>
        </table:table-row>
        <table:table-row table:style-name="ro1">
          <table:table-cell/>
          <table:table-cell office:value-type="string">
            <text:p>двадцать пять тарелок</text:p>
          </table:table-cell>
          <table:table-cell office:value-type="string">
            <text:p>vijfentwintig borden</text:p>
          </table:table-cell>
        </table:table-row>
        <table:table-row table:style-name="ro1">
          <table:table-cell/>
          <table:table-cell office:value-type="string">
            <text:p>тридцать</text:p>
          </table:table-cell>
          <table:table-cell office:value-type="string">
            <text:p>dertig</text:p>
          </table:table-cell>
        </table:table-row>
        <table:table-row table:style-name="ro1">
          <table:table-cell/>
          <table:table-cell office:value-type="string">
            <text:p>сорок</text:p>
          </table:table-cell>
          <table:table-cell office:value-type="string">
            <text:p>veertig</text:p>
          </table:table-cell>
        </table:table-row>
        <table:table-row table:style-name="ro1">
          <table:table-cell/>
          <table:table-cell office:value-type="string">
            <text:p>месяц</text:p>
          </table:table-cell>
          <table:table-cell office:value-type="string">
            <text:p>maand</text:p>
          </table:table-cell>
        </table:table-row>
        <table:table-row table:style-name="ro1">
          <table:table-cell/>
          <table:table-cell office:value-type="string">
            <text:p>недела</text:p>
          </table:table-cell>
          <table:table-cell office:value-type="string">
            <text:p>week</text:p>
          </table:table-cell>
        </table:table-row>
        <table:table-row table:style-name="ro1">
          <table:table-cell/>
          <table:table-cell office:value-type="string">
            <text:p>понедельник</text:p>
          </table:table-cell>
          <table:table-cell office:value-type="string">
            <text:p>maandag</text:p>
          </table:table-cell>
        </table:table-row>
        <table:table-row table:style-name="ro1">
          <table:table-cell/>
          <table:table-cell office:value-type="string">
            <text:p>вторник</text:p>
          </table:table-cell>
          <table:table-cell office:value-type="string">
            <text:p>dinsdag</text:p>
          </table:table-cell>
        </table:table-row>
        <table:table-row table:style-name="ro1">
          <table:table-cell/>
          <table:table-cell office:value-type="string">
            <text:p>среда</text:p>
          </table:table-cell>
          <table:table-cell office:value-type="string">
            <text:p>woensdag</text:p>
          </table:table-cell>
        </table:table-row>
        <table:table-row table:style-name="ro1">
          <table:table-cell/>
          <table:table-cell office:value-type="string">
            <text:p>четверг</text:p>
          </table:table-cell>
          <table:table-cell office:value-type="string">
            <text:p>donderdag</text:p>
          </table:table-cell>
        </table:table-row>
        <table:table-row table:style-name="ro1">
          <table:table-cell/>
          <table:table-cell office:value-type="string">
            <text:p>пятница</text:p>
          </table:table-cell>
          <table:table-cell office:value-type="string">
            <text:p>vrijdag</text:p>
          </table:table-cell>
        </table:table-row>
        <table:table-row table:style-name="ro1">
          <table:table-cell/>
          <table:table-cell office:value-type="string">
            <text:p>суббота</text:p>
          </table:table-cell>
          <table:table-cell office:value-type="string">
            <text:p>zaterdag</text:p>
          </table:table-cell>
        </table:table-row>
        <table:table-row table:style-name="ro1">
          <table:table-cell/>
          <table:table-cell office:value-type="string">
            <text:p>воскресенье</text:p>
          </table:table-cell>
          <table:table-cell office:value-type="string">
            <text:p>zondag</text:p>
          </table:table-cell>
        </table:table-row>
        <table:table-row table:style-name="ro1">
          <table:table-cell/>
          <table:table-cell office:value-type="string">
            <text:p>слушать</text:p>
          </table:table-cell>
          <table:table-cell office:value-type="string">
            <text:p>luisteren</text:p>
          </table:table-cell>
        </table:table-row>
        <table:table-row table:style-name="ro1">
          <table:table-cell/>
          <table:table-cell office:value-type="string">
            <text:p>в игру</text:p>
          </table:table-cell>
          <table:table-cell office:value-type="string">
            <text:p>in een groep / samen met</text:p>
          </table:table-cell>
        </table:table-row>
        <table:table-row table:style-name="ro1">
          <table:table-cell/>
          <table:table-cell office:value-type="string">
            <text:p>зафтракать</text:p>
          </table:table-cell>
          <table:table-cell office:value-type="string">
            <text:p>ontbijten</text:p>
          </table:table-cell>
        </table:table-row>
        <table:table-row table:style-name="ro1">
          <table:table-cell/>
          <table:table-cell office:value-type="string">
            <text:p>обедать</text:p>
          </table:table-cell>
          <table:table-cell office:value-type="string">
            <text:p>lunchen</text:p>
          </table:table-cell>
        </table:table-row>
        <table:table-row table:style-name="ro1">
          <table:table-cell/>
          <table:table-cell office:value-type="string">
            <text:p>ужинать</text:p>
          </table:table-cell>
          <table:table-cell office:value-type="string">
            <text:p>dineren</text:p>
          </table:table-cell>
        </table:table-row>
        <table:table-row table:style-name="ro1">
          <table:table-cell/>
          <table:table-cell office:value-type="string">
            <text:p>навещать</text:p>
          </table:table-cell>
          <table:table-cell office:value-type="string">
            <text:p>bezoeken (persoon)</text:p>
          </table:table-cell>
        </table:table-row>
        <table:table-row table:style-name="ro1">
          <table:table-cell/>
          <table:table-cell office:value-type="string">
            <text:p>посещать</text:p>
          </table:table-cell>
          <table:table-cell office:value-type="string">
            <text:p>bezoeken (stad)</text:p>
          </table:table-cell>
        </table:table-row>
        <table:table-row table:style-name="ro1">
          <table:table-cell/>
          <table:table-cell office:value-type="string">
            <text:p>Париж</text:p>
          </table:table-cell>
          <table:table-cell office:value-type="string">
            <text:p>Parijs</text:p>
          </table:table-cell>
        </table:table-row>
        <table:table-row table:style-name="ro1">
          <table:table-cell/>
          <table:table-cell office:value-type="string">
            <text:p>болница</text:p>
          </table:table-cell>
          <table:table-cell office:value-type="string">
            <text:p>ziekenhuis</text:p>
          </table:table-cell>
        </table:table-row>
        <table:table-row table:style-name="ro1">
          <table:table-cell/>
          <table:table-cell office:value-type="string">
            <text:p>приятно</text:p>
          </table:table-cell>
          <table:table-cell office:value-type="string">
            <text:p>lekker</text:p>
          </table:table-cell>
        </table:table-row>
        <table:table-row table:style-name="ro1">
          <table:table-cell/>
          <table:table-cell office:value-type="string">
            <text:p>неприятно</text:p>
          </table:table-cell>
          <table:table-cell office:value-type="string">
            <text:p>niet lekker</text:p>
          </table:table-cell>
        </table:table-row>
        <table:table-row table:style-name="ro1">
          <table:table-cell/>
          <table:table-cell office:value-type="string">
            <text:p>пахнать</text:p>
          </table:table-cell>
          <table:table-cell office:value-type="string">
            <text:p>ruiken</text:p>
          </table:table-cell>
        </table:table-row>
        <table:table-row table:style-name="ro1">
          <table:table-cell/>
          <table:table-cell office:value-type="string">
            <text:p>носки</text:p>
          </table:table-cell>
          <table:table-cell office:value-type="string">
            <text:p>sokken</text:p>
          </table:table-cell>
        </table:table-row>
        <table:table-row table:style-name="ro1">
          <table:table-cell/>
          <table:table-cell office:value-type="string">
            <text:p>вкус</text:p>
          </table:table-cell>
          <table:table-cell office:value-type="string">
            <text:p>smaak</text:p>
          </table:table-cell>
        </table:table-row>
        <table:table-row table:style-name="ro1">
          <table:table-cell/>
          <table:table-cell office:value-type="string">
            <text:p>лето</text:p>
          </table:table-cell>
          <table:table-cell office:value-type="string">
            <text:p>zomer</text:p>
          </table:table-cell>
        </table:table-row>
        <table:table-row table:style-name="ro1">
          <table:table-cell/>
          <table:table-cell office:value-type="string">
            <text:p>осень</text:p>
          </table:table-cell>
          <table:table-cell office:value-type="string">
            <text:p>herfst</text:p>
          </table:table-cell>
        </table:table-row>
        <table:table-row table:style-name="ro1">
          <table:table-cell/>
          <table:table-cell office:value-type="string">
            <text:p>зима</text:p>
          </table:table-cell>
          <table:table-cell office:value-type="string">
            <text:p>winter</text:p>
          </table:table-cell>
        </table:table-row>
        <table:table-row table:style-name="ro1">
          <table:table-cell/>
          <table:table-cell office:value-type="string">
            <text:p>весма</text:p>
          </table:table-cell>
          <table:table-cell office:value-type="string">
            <text:p>le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Unit 4</text:p>
          </table:table-cell>
          <table:table-cell office:value-type="string">
            <text:p>открыт</text:p>
          </table:table-cell>
          <table:table-cell office:value-type="string">
            <text:p>open</text:p>
          </table:table-cell>
        </table:table-row>
        <table:table-row table:style-name="ro1">
          <table:table-cell/>
          <table:table-cell office:value-type="string">
            <text:p>закрыт</text:p>
          </table:table-cell>
          <table:table-cell office:value-type="string">
            <text:p>dicht</text:p>
          </table:table-cell>
        </table:table-row>
        <table:table-row table:style-name="ro1">
          <table:table-cell/>
          <table:table-cell office:value-type="string">
            <text:p>дверь (v)</text:p>
          </table:table-cell>
          <table:table-cell office:value-type="string">
            <text:p>deur</text:p>
          </table:table-cell>
        </table:table-row>
        <table:table-row table:style-name="ro1">
          <table:table-cell/>
          <table:table-cell office:value-type="string">
            <text:p>окно</text:p>
          </table:table-cell>
          <table:table-cell office:value-type="string">
            <text:p>raam</text:p>
          </table:table-cell>
        </table:table-row>
        <table:table-row table:style-name="ro1">
          <table:table-cell/>
          <table:table-cell office:value-type="string">
            <text:p>некоторый</text:p>
          </table:table-cell>
          <table:table-cell office:value-type="string">
            <text:p>sommige</text:p>
          </table:table-cell>
        </table:table-row>
        <table:table-row table:style-name="ro1">
          <table:table-cell/>
          <table:table-cell office:value-type="string">
            <text:p>никто</text:p>
          </table:table-cell>
          <table:table-cell office:value-type="string">
            <text:p>niemand, geen enkele</text:p>
          </table:table-cell>
        </table:table-row>
        <table:table-row table:style-name="ro1">
          <table:table-cell/>
          <table:table-cell office:value-type="string">
            <text:p>все</text:p>
          </table:table-cell>
          <table:table-cell office:value-type="string">
            <text:p>alle</text:p>
          </table:table-cell>
        </table:table-row>
        <table:table-row table:style-name="ro1">
          <table:table-cell/>
          <table:table-cell office:value-type="string">
            <text:p>моне'та</text:p>
          </table:table-cell>
          <table:table-cell office:value-type="string">
            <text:p>munt</text:p>
          </table:table-cell>
        </table:table-row>
        <table:table-row table:style-name="ro1">
          <table:table-cell/>
          <table:table-cell office:value-type="string">
            <text:p>ра'зный</text:p>
          </table:table-cell>
          <table:table-cell office:value-type="string">
            <text:p>verschillend</text:p>
          </table:table-cell>
        </table:table-row>
        <table:table-row table:style-name="ro1">
          <table:table-cell/>
          <table:table-cell office:value-type="string">
            <text:p>одина'ковый</text:p>
          </table:table-cell>
          <table:table-cell office:value-type="string">
            <text:p>dezelfde, hetzelfde</text:p>
          </table:table-cell>
        </table:table-row>
        <table:table-row table:style-name="ro1">
          <table:table-cell/>
          <table:table-cell office:value-type="string">
            <text:p>разме'р</text:p>
          </table:table-cell>
          <table:table-cell office:value-type="string">
            <text:p>maat</text:p>
          </table:table-cell>
        </table:table-row>
        <table:table-row table:style-name="ro1">
          <table:table-cell/>
          <table:table-cell office:value-type="string">
            <text:p>великий</text:p>
          </table:table-cell>
          <table:table-cell office:value-type="string">
            <text:p>groot</text:p>
          </table:table-cell>
        </table:table-row>
        <table:table-row table:style-name="ro1">
          <table:table-cell/>
          <table:table-cell office:value-type="string">
            <text:p>как раз</text:p>
          </table:table-cell>
          <table:table-cell office:value-type="string">
            <text:p>precies go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vel 2 Unit 1</text:p>
          </table:table-cell>
          <table:table-cell office:value-type="string">
            <text:p>идти'</text:p>
          </table:table-cell>
          <table:table-cell office:value-type="string">
            <text:p>gaan, lopen</text:p>
          </table:table-cell>
        </table:table-row>
        <table:table-row table:style-name="ro1">
          <table:table-cell/>
          <table:table-cell office:value-type="string">
            <text:p>в/на + 6e nv</text:p>
          </table:table-cell>
          <table:table-cell office:value-type="string">
            <text:p>in (plaats)</text:p>
          </table:table-cell>
        </table:table-row>
        <table:table-row table:style-name="ro1">
          <table:table-cell/>
          <table:table-cell office:value-type="string">
            <text:p>в/на + 4e nv</text:p>
          </table:table-cell>
          <table:table-cell office:value-type="string">
            <text:p>naar (beweging)</text:p>
          </table:table-cell>
        </table:table-row>
        <table:table-row table:style-name="ro1">
          <table:table-cell/>
          <table:table-cell office:value-type="string">
            <text:p>в гостиницу</text:p>
          </table:table-cell>
          <table:table-cell office:value-type="string">
            <text:p>naar het hotel</text:p>
          </table:table-cell>
        </table:table-row>
        <table:table-row table:style-name="ro1">
          <table:table-cell/>
          <table:table-cell office:value-type="string">
            <text:p>в банк</text:p>
          </table:table-cell>
          <table:table-cell office:value-type="string">
            <text:p>naar de bank</text:p>
          </table:table-cell>
        </table:table-row>
        <table:table-row table:style-name="ro1">
          <table:table-cell/>
          <table:table-cell office:value-type="string">
            <text:p>в парк</text:p>
          </table:table-cell>
          <table:table-cell office:value-type="string">
            <text:p>naar het park</text:p>
          </table:table-cell>
        </table:table-row>
        <table:table-row table:style-name="ro1">
          <table:table-cell/>
          <table:table-cell office:value-type="string">
            <text:p>в музей</text:p>
          </table:table-cell>
          <table:table-cell office:value-type="string">
            <text:p>naar het museum</text:p>
          </table:table-cell>
        </table:table-row>
        <table:table-row table:style-name="ro1">
          <table:table-cell/>
          <table:table-cell office:value-type="string">
            <text:p>стадио'н</text:p>
          </table:table-cell>
          <table:table-cell office:value-type="string">
            <text:p>stadion</text:p>
          </table:table-cell>
        </table:table-row>
        <table:table-row table:style-name="ro1">
          <table:table-cell/>
          <table:table-cell office:value-type="string">
            <text:p>теа'тр</text:p>
          </table:table-cell>
          <table:table-cell office:value-type="string">
            <text:p>theater</text:p>
          </table:table-cell>
        </table:table-row>
        <table:table-row table:style-name="ro1">
          <table:table-cell/>
          <table:table-cell office:value-type="string">
            <text:p>бензоколо'нка</text:p>
          </table:table-cell>
          <table:table-cell office:value-type="string">
            <text:p>benzinestation</text:p>
          </table:table-cell>
        </table:table-row>
        <table:table-row table:style-name="ro1">
          <table:table-cell/>
          <table:table-cell office:value-type="string">
            <text:p>музей</text:p>
          </table:table-cell>
          <table:table-cell office:value-type="string">
            <text:p>museum</text:p>
          </table:table-cell>
        </table:table-row>
        <table:table-row table:style-name="ro1">
          <table:table-cell/>
          <table:table-cell office:value-type="string">
            <text:p>почта</text:p>
          </table:table-cell>
          <table:table-cell office:value-type="string">
            <text:p>postkantoor</text:p>
          </table:table-cell>
        </table:table-row>
        <table:table-row table:style-name="ro1">
          <table:table-cell/>
          <table:table-cell office:value-type="string">
            <text:p>библиотека</text:p>
          </table:table-cell>
          <table:table-cell office:value-type="string">
            <text:p>bibliotheek</text:p>
          </table:table-cell>
        </table:table-row>
        <table:table-row table:style-name="ro1">
          <table:table-cell/>
          <table:table-cell office:value-type="string">
            <text:p>кафе</text:p>
          </table:table-cell>
          <table:table-cell office:value-type="string">
            <text:p>café</text:p>
          </table:table-cell>
        </table:table-row>
        <table:table-row table:style-name="ro1">
          <table:table-cell/>
          <table:table-cell office:value-type="string">
            <text:p>гостиница</text:p>
          </table:table-cell>
          <table:table-cell office:value-type="string">
            <text:p>hotel</text:p>
          </table:table-cell>
        </table:table-row>
        <table:table-row table:style-name="ro1">
          <table:table-cell/>
          <table:table-cell office:value-type="string">
            <text:p>в школе</text:p>
          </table:table-cell>
          <table:table-cell office:value-type="string">
            <text:p>op school</text:p>
          </table:table-cell>
        </table:table-row>
        <table:table-row table:style-name="ro1">
          <table:table-cell/>
          <table:table-cell office:value-type="string">
            <text:p>на работе</text:p>
          </table:table-cell>
          <table:table-cell office:value-type="string">
            <text:p>op het werk</text:p>
          </table:table-cell>
        </table:table-row>
        <table:table-row table:style-name="ro1">
          <table:table-cell/>
          <table:table-cell office:value-type="string">
            <text:p>куда</text:p>
          </table:table-cell>
          <table:table-cell office:value-type="string">
            <text:p>waarheen?, waar ... heen?</text:p>
          </table:table-cell>
        </table:table-row>
        <table:table-row table:style-name="ro1">
          <table:table-cell/>
          <table:table-cell office:value-type="string">
            <text:p>перед + 5e nv</text:p>
          </table:table-cell>
          <table:table-cell office:value-type="string">
            <text:p>voor (plaats)</text:p>
          </table:table-cell>
        </table:table-row>
        <table:table-row table:style-name="ro1">
          <table:table-cell/>
          <table:table-cell office:value-type="string">
            <text:p>за + 5e nv</text:p>
          </table:table-cell>
          <table:table-cell office:value-type="string">
            <text:p>achter</text:p>
          </table:table-cell>
        </table:table-row>
        <table:table-row table:style-name="ro1">
          <table:table-cell/>
          <table:table-cell office:value-type="string">
            <text:p>около + 2e nv</text:p>
          </table:table-cell>
          <table:table-cell office:value-type="string">
            <text:p>naast</text:p>
          </table:table-cell>
        </table:table-row>
        <table:table-row table:style-name="ro1">
          <table:table-cell/>
          <table:table-cell office:value-type="string">
            <text:p>слева от + 2e nv</text:p>
          </table:table-cell>
          <table:table-cell office:value-type="string">
            <text:p>links van</text:p>
          </table:table-cell>
        </table:table-row>
        <table:table-row table:style-name="ro1">
          <table:table-cell/>
          <table:table-cell office:value-type="string">
            <text:p>справа от + 2e nv</text:p>
          </table:table-cell>
          <table:table-cell office:value-type="string">
            <text:p>rechts v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sson 2</text:p>
          </table:table-cell>
          <table:table-cell office:value-type="string">
            <text:p>в очереди</text:p>
          </table:table-cell>
          <table:table-cell office:value-type="string">
            <text:p>in de rij</text:p>
          </table:table-cell>
        </table:table-row>
        <table:table-row table:style-name="ro1">
          <table:table-cell/>
          <table:table-cell office:value-type="string">
            <text:p>первый</text:p>
          </table:table-cell>
          <table:table-cell office:value-type="string">
            <text:p>eerste</text:p>
          </table:table-cell>
        </table:table-row>
        <table:table-row table:style-name="ro1">
          <table:table-cell/>
          <table:table-cell office:value-type="string">
            <text:p>второй</text:p>
          </table:table-cell>
          <table:table-cell/>
        </table:table-row>
        <table:table-row table:style-name="ro1">
          <table:table-cell/>
          <table:table-cell office:value-type="string">
            <text:p>третьи</text:p>
          </table:table-cell>
          <table:table-cell office:value-type="string">
            <text:p>derde</text:p>
          </table:table-cell>
        </table:table-row>
        <table:table-row table:style-name="ro1">
          <table:table-cell/>
          <table:table-cell office:value-type="string">
            <text:p>четвёртый</text:p>
          </table:table-cell>
          <table:table-cell office:value-type="string">
            <text:p>vierde</text:p>
          </table:table-cell>
        </table:table-row>
        <table:table-row table:style-name="ro1">
          <table:table-cell/>
          <table:table-cell office:value-type="string">
            <text:p>цифра</text:p>
          </table:table-cell>
          <table:table-cell office:value-type="string">
            <text:p>cijfer</text:p>
          </table:table-cell>
        </table:table-row>
        <table:table-row table:style-name="ro1">
          <table:table-cell/>
          <table:table-cell office:value-type="string">
            <text:p>туалет</text:p>
          </table:table-cell>
          <table:table-cell office:value-type="string">
            <text:p>toilet</text:p>
          </table:table-cell>
        </table:table-row>
        <table:table-row table:style-name="ro1">
          <table:table-cell/>
          <table:table-cell office:value-type="string">
            <text:p>направо</text:p>
          </table:table-cell>
          <table:table-cell office:value-type="string">
            <text:p>aan de rechterkant, naar rechts, rechtsaf</text:p>
          </table:table-cell>
        </table:table-row>
        <table:table-row table:style-name="ro1">
          <table:table-cell/>
          <table:table-cell office:value-type="string">
            <text:p>налево</text:p>
          </table:table-cell>
          <table:table-cell office:value-type="string">
            <text:p>aan de linkerkant, naar links, linksaf</text:p>
          </table:table-cell>
        </table:table-row>
        <table:table-row table:style-name="ro1">
          <table:table-cell/>
          <table:table-cell office:value-type="string">
            <text:p>метро'</text:p>
          </table:table-cell>
          <table:table-cell office:value-type="string">
            <text:p>metro</text:p>
          </table:table-cell>
        </table:table-row>
        <table:table-row table:style-name="ro1">
          <table:table-cell/>
          <table:table-cell office:value-type="string">
            <text:p>авто'бус</text:p>
          </table:table-cell>
          <table:table-cell office:value-type="string">
            <text:p>bus</text:p>
          </table:table-cell>
        </table:table-row>
        <table:table-row table:style-name="ro1">
          <table:table-cell/>
          <table:table-cell office:value-type="string">
            <text:p>такси'</text:p>
          </table:table-cell>
          <table:table-cell office:value-type="string">
            <text:p>taxi</text:p>
          </table:table-cell>
        </table:table-row>
        <table:table-row table:style-name="ro1">
          <table:table-cell/>
          <table:table-cell office:value-type="string">
            <text:p>на метро'</text:p>
          </table:table-cell>
          <table:table-cell office:value-type="string">
            <text:p>in de metro</text:p>
          </table:table-cell>
        </table:table-row>
        <table:table-row table:style-name="ro1">
          <table:table-cell/>
          <table:table-cell office:value-type="string">
            <text:p>на такси'</text:p>
          </table:table-cell>
          <table:table-cell office:value-type="string">
            <text:p>in de taxi</text:p>
          </table:table-cell>
        </table:table-row>
        <table:table-row table:style-name="ro1">
          <table:table-cell/>
          <table:table-cell office:value-type="string">
            <text:p>на авто'бусе</text:p>
          </table:table-cell>
          <table:table-cell office:value-type="string">
            <text:p>in de bus</text:p>
          </table:table-cell>
        </table:table-row>
        <table:table-row table:style-name="ro1">
          <table:table-cell/>
          <table:table-cell office:value-type="string">
            <text:p>ме'сто</text:p>
          </table:table-cell>
          <table:table-cell office:value-type="string">
            <text:p>plaats</text:p>
          </table:table-cell>
        </table:table-row>
        <table:table-row table:style-name="ro1">
          <table:table-cell/>
          <table:table-cell office:value-type="string">
            <text:p>добираться</text:p>
          </table:table-cell>
          <table:table-cell office:value-type="string">
            <text:p>hoe ... gaan, bereiken</text:p>
          </table:table-cell>
        </table:table-row>
        <table:table-row table:style-name="ro1">
          <table:table-cell/>
          <table:table-cell office:value-type="string">
            <text:p>до + 2e nv</text:p>
          </table:table-cell>
          <table:table-cell office:value-type="string">
            <text:p>tot</text:p>
          </table:table-cell>
        </table:table-row>
        <table:table-row table:style-name="ro1">
          <table:table-cell/>
          <table:table-cell office:value-type="string">
            <text:p>пешко'м</text:p>
          </table:table-cell>
          <table:table-cell office:value-type="string">
            <text:p>te voet</text:p>
          </table:table-cell>
        </table:table-row>
        <table:table-row table:style-name="ro1">
          <table:table-cell/>
          <table:table-cell office:value-type="string">
            <text:p>выхо'дить</text:p>
          </table:table-cell>
          <table:table-cell office:value-type="string">
            <text:p>uitgaan, uitstappen</text:p>
          </table:table-cell>
        </table:table-row>
        <table:table-row table:style-name="ro1">
          <table:table-cell/>
          <table:table-cell office:value-type="string">
            <text:p>из + 2e nv</text:p>
          </table:table-cell>
          <table:table-cell office:value-type="string">
            <text:p>uit</text:p>
          </table:table-cell>
        </table:table-row>
        <table:table-row table:style-name="ro1">
          <table:table-cell/>
          <table:table-cell office:value-type="string">
            <text:p>ваго'н</text:p>
          </table:table-cell>
          <table:table-cell office:value-type="string">
            <text:p>wagon</text:p>
          </table:table-cell>
        </table:table-row>
        <table:table-row table:style-name="ro1">
          <table:table-cell/>
          <table:table-cell office:value-type="string">
            <text:p>ста'нция метро'</text:p>
          </table:table-cell>
          <table:table-cell office:value-type="string">
            <text:p>metrostation</text:p>
          </table:table-cell>
        </table:table-row>
        <table:table-row table:style-name="ro1">
          <table:table-cell/>
          <table:table-cell office:value-type="string">
            <text:p>авто'бусная остано'вка</text:p>
          </table:table-cell>
          <table:table-cell office:value-type="string">
            <text:p>bushalte</text:p>
          </table:table-cell>
        </table:table-row>
        <table:table-row table:style-name="ro1">
          <table:table-cell/>
          <table:table-cell office:value-type="string">
            <text:p>сади'тся</text:p>
          </table:table-cell>
          <table:table-cell office:value-type="string">
            <text:p>instappen</text:p>
          </table:table-cell>
        </table:table-row>
        <table:table-row table:style-name="ro1">
          <table:table-cell/>
          <table:table-cell office:value-type="string">
            <text:p>повора'чиваеть</text:p>
          </table:table-cell>
          <table:table-cell office:value-type="string">
            <text:p>afslaan</text:p>
          </table:table-cell>
        </table:table-row>
        <table:table-row table:style-name="ro1">
          <table:table-cell/>
          <table:table-cell office:value-type="string">
            <text:p>пря'мо</text:p>
          </table:table-cell>
          <table:table-cell office:value-type="string">
            <text:p>rechtdoor</text:p>
          </table:table-cell>
        </table:table-row>
        <table:table-row table:style-name="ro1">
          <table:table-cell/>
          <table:table-cell office:value-type="string">
            <text:p>добраться</text:p>
          </table:table-cell>
          <table:table-cell office:value-type="string">
            <text:p>komen naar, geraken</text:p>
          </table:table-cell>
        </table:table-row>
        <table:table-row table:style-name="ro1">
          <table:table-cell/>
          <table:table-cell office:value-type="string">
            <text:p>повернуть</text:p>
          </table:table-cell>
          <table:table-cell office:value-type="string">
            <text:p>afsla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sson 3</text:p>
          </table:table-cell>
          <table:table-cell office:value-type="string">
            <text:p>на вокзале</text:p>
          </table:table-cell>
          <table:table-cell office:value-type="string">
            <text:p>op het station</text:p>
          </table:table-cell>
        </table:table-row>
        <table:table-row table:style-name="ro1">
          <table:table-cell/>
          <table:table-cell office:value-type="string">
            <text:p>ждить</text:p>
          </table:table-cell>
          <table:table-cell office:value-type="string">
            <text:p>wachten</text:p>
          </table:table-cell>
        </table:table-row>
        <table:table-row table:style-name="ro1">
          <table:table-cell/>
          <table:table-cell office:value-type="string">
            <text:p>аэроп'орт</text:p>
          </table:table-cell>
          <table:table-cell office:value-type="string">
            <text:p>vliegveld</text:p>
          </table:table-cell>
        </table:table-row>
        <table:table-row table:style-name="ro1">
          <table:table-cell/>
          <table:table-cell office:value-type="string">
            <text:p>часы</text:p>
          </table:table-cell>
          <table:table-cell office:value-type="string">
            <text:p>klok / horloge</text:p>
          </table:table-cell>
        </table:table-row>
        <table:table-row table:style-name="ro1">
          <table:table-cell/>
          <table:table-cell office:value-type="string">
            <text:p>железнодорожный станция</text:p>
          </table:table-cell>
          <table:table-cell office:value-type="string">
            <text:p>spoorwegstation</text:p>
          </table:table-cell>
        </table:table-row>
        <table:table-row table:style-name="ro1">
          <table:table-cell/>
          <table:table-cell office:value-type="string">
            <text:p>автовокз'ал</text:p>
          </table:table-cell>
          <table:table-cell office:value-type="string">
            <text:p>busstation</text:p>
          </table:table-cell>
        </table:table-row>
        <table:table-row table:style-name="ro1">
          <table:table-cell/>
          <table:table-cell office:value-type="string">
            <text:p>самолёт</text:p>
          </table:table-cell>
          <table:table-cell office:value-type="string">
            <text:p>vliegtuig</text:p>
          </table:table-cell>
        </table:table-row>
        <table:table-row table:style-name="ro1">
          <table:table-cell/>
          <table:table-cell office:value-type="string">
            <text:p>вечера</text:p>
          </table:table-cell>
          <table:table-cell office:value-type="string">
            <text:p>'s avonds</text:p>
          </table:table-cell>
        </table:table-row>
        <table:table-row table:style-name="ro1">
          <table:table-cell/>
          <table:table-cell office:value-type="string">
            <text:p>дня</text:p>
          </table:table-cell>
          <table:table-cell office:value-type="string">
            <text:p>overdag</text:p>
          </table:table-cell>
        </table:table-row>
        <table:table-row table:style-name="ro1">
          <table:table-cell/>
          <table:table-cell office:value-type="string">
            <text:p>отправляться</text:p>
          </table:table-cell>
          <table:table-cell office:value-type="string">
            <text:p>vertrekken</text:p>
          </table:table-cell>
        </table:table-row>
        <table:table-row table:style-name="ro1">
          <table:table-cell/>
          <table:table-cell office:value-type="string">
            <text:p>утра</text:p>
          </table:table-cell>
          <table:table-cell office:value-type="string">
            <text:p>'s ochtends</text:p>
          </table:table-cell>
        </table:table-row>
        <table:table-row table:style-name="ro1">
          <table:table-cell/>
          <table:table-cell office:value-type="string">
            <text:p>прибывать</text:p>
          </table:table-cell>
          <table:table-cell office:value-type="string">
            <text:p>aankomen</text:p>
          </table:table-cell>
        </table:table-row>
        <table:table-row table:style-name="ro1">
          <table:table-cell/>
          <table:table-cell office:value-type="string">
            <text:p>пятнадцать минут шестого</text:p>
          </table:table-cell>
          <table:table-cell office:value-type="string">
            <text:p>kwart over vijf</text:p>
          </table:table-cell>
        </table:table-row>
        <table:table-row table:style-name="ro1">
          <table:table-cell/>
          <table:table-cell office:value-type="string">
            <text:p>без пятнадцати шесть</text:p>
          </table:table-cell>
          <table:table-cell office:value-type="string">
            <text:p>kwart voor zes</text:p>
          </table:table-cell>
        </table:table-row>
        <table:table-row table:style-name="ro1">
          <table:table-cell/>
          <table:table-cell office:value-type="string">
            <text:p>покупать</text:p>
          </table:table-cell>
          <table:table-cell office:value-type="string">
            <text:p>kopen</text:p>
          </table:table-cell>
        </table:table-row>
        <table:table-row table:style-name="ro1">
          <table:table-cell/>
          <table:table-cell office:value-type="string">
            <text:p>чемод'ан</text:p>
          </table:table-cell>
          <table:table-cell office:value-type="string">
            <text:p>koffer</text:p>
          </table:table-cell>
        </table:table-row>
        <table:table-row table:style-name="ro1">
          <table:table-cell/>
          <table:table-cell office:value-type="string">
            <text:p>п'аспорт</text:p>
          </table:table-cell>
          <table:table-cell office:value-type="string">
            <text:p>paspoort</text:p>
          </table:table-cell>
        </table:table-row>
        <table:table-row table:style-name="ro1">
          <table:table-cell/>
          <table:table-cell office:value-type="string">
            <text:p>минут</text:p>
          </table:table-cell>
          <table:table-cell office:value-type="string">
            <text:p>minuut</text:p>
          </table:table-cell>
        </table:table-row>
        <table:table-row table:style-name="ro1">
          <table:table-cell/>
          <table:table-cell office:value-type="string">
            <text:p>секунд</text:p>
          </table:table-cell>
          <table:table-cell office:value-type="string">
            <text:p>seconde</text:p>
          </table:table-cell>
        </table:table-row>
        <table:table-row table:style-name="ro1">
          <table:table-cell/>
          <table:table-cell office:value-type="string">
            <text:p>поезд</text:p>
          </table:table-cell>
          <table:table-cell office:value-type="string">
            <text:p>trein</text:p>
          </table:table-cell>
        </table:table-row>
        <table:table-row table:style-name="ro1">
          <table:table-cell/>
          <table:table-cell office:value-type="string">
            <text:p>во сколько</text:p>
          </table:table-cell>
          <table:table-cell office:value-type="string">
            <text:p>hoe laat ...?</text:p>
          </table:table-cell>
        </table:table-row>
        <table:table-row table:style-name="ro1">
          <table:table-cell/>
          <table:table-cell office:value-type="string">
            <text:p>через</text:p>
          </table:table-cell>
          <table:table-cell office:value-type="string">
            <text:p>over ... (tijd)</text:p>
          </table:table-cell>
        </table:table-row>
        <table:table-row table:style-name="ro1">
          <table:table-cell/>
          <table:table-cell office:value-type="string">
            <text:p>рейс</text:p>
          </table:table-cell>
          <table:table-cell office:value-type="string">
            <text:p>vluchtnummer</text:p>
          </table:table-cell>
        </table:table-row>
        <table:table-row table:style-name="ro1">
          <table:table-cell/>
          <table:table-cell office:value-type="string">
            <text:p>опаздывать</text:p>
          </table:table-cell>
          <table:table-cell office:value-type="string">
            <text:p>te laat zijn</text:p>
          </table:table-cell>
        </table:table-row>
        <table:table-row table:style-name="ro1">
          <table:table-cell/>
          <table:table-cell office:value-type="string">
            <text:p>идить по распис'анию</text:p>
          </table:table-cell>
          <table:table-cell office:value-type="string">
            <text:p>op tijd zijn</text:p>
          </table:table-cell>
        </table:table-row>
        <table:table-row table:style-name="ro1">
          <table:table-cell/>
          <table:table-cell office:value-type="string">
            <text:p>летать (летаю, летаешь)</text:p>
          </table:table-cell>
          <table:table-cell office:value-type="string">
            <text:p>vliegen</text:p>
          </table:table-cell>
        </table:table-row>
        <table:table-row table:style-name="ro1">
          <table:table-cell/>
          <table:table-cell office:value-type="string">
            <text:p>девяносто</text:p>
          </table:table-cell>
          <table:table-cell office:value-type="string">
            <text:p>negentig</text:p>
          </table:table-cell>
        </table:table-row>
        <table:table-row table:style-name="ro1">
          <table:table-cell/>
          <table:table-cell office:value-type="string">
            <text:p>ст'оить</text:p>
          </table:table-cell>
          <table:table-cell office:value-type="string">
            <text:p>kosten</text:p>
          </table:table-cell>
        </table:table-row>
        <table:table-row table:style-name="ro1">
          <table:table-cell/>
          <table:table-cell office:value-type="string">
            <text:p>задерживаться</text:p>
          </table:table-cell>
          <table:table-cell office:value-type="string">
            <text:p>vertraagd zijn</text:p>
          </table:table-cell>
        </table:table-row>
        <table:table-row table:style-name="ro1">
          <table:table-cell/>
          <table:table-cell office:value-type="string">
            <text:p>ночи / ночью</text:p>
          </table:table-cell>
          <table:table-cell office:value-type="string">
            <text:p>'s nac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sson 4</text:p>
          </table:table-cell>
          <table:table-cell office:value-type="string">
            <text:p>берег</text:p>
          </table:table-cell>
          <table:table-cell office:value-type="string">
            <text:p>kust, strand</text:p>
          </table:table-cell>
        </table:table-row>
        <table:table-row table:style-name="ro1">
          <table:table-cell/>
          <table:table-cell office:value-type="string">
            <text:p>по [+ 3e nv]</text:p>
          </table:table-cell>
          <table:table-cell office:value-type="string">
            <text:p>overheen / doorheen</text:p>
          </table:table-cell>
        </table:table-row>
        <table:table-row table:style-name="ro1">
          <table:table-cell/>
          <table:table-cell office:value-type="string">
            <text:p>лес</text:p>
          </table:table-cell>
          <table:table-cell office:value-type="string">
            <text:p>bos</text:p>
          </table:table-cell>
        </table:table-row>
        <table:table-row table:style-name="ro1">
          <table:table-cell/>
          <table:table-cell office:value-type="string">
            <text:p>гор'ы</text:p>
          </table:table-cell>
          <table:table-cell office:value-type="string">
            <text:p>bergen</text:p>
          </table:table-cell>
        </table:table-row>
        <table:table-row table:style-name="ro1">
          <table:table-cell/>
          <table:table-cell office:value-type="string">
            <text:p>на / в [+ 3e nv]</text:p>
          </table:table-cell>
          <table:table-cell office:value-type="string">
            <text:p>in (natuur)</text:p>
          </table:table-cell>
        </table:table-row>
        <table:table-row table:style-name="ro1">
          <table:table-cell/>
          <table:table-cell office:value-type="string">
            <text:p>идти' дождь</text:p>
          </table:table-cell>
          <table:table-cell office:value-type="string">
            <text:p>regenen</text:p>
          </table:table-cell>
        </table:table-row>
        <table:table-row table:style-name="ro1">
          <table:table-cell/>
          <table:table-cell office:value-type="string">
            <text:p>дождь</text:p>
          </table:table-cell>
          <table:table-cell office:value-type="string">
            <text:p>regen</text:p>
          </table:table-cell>
        </table:table-row>
        <table:table-row table:style-name="ro1">
          <table:table-cell/>
          <table:table-cell office:value-type="string">
            <text:p>снег</text:p>
          </table:table-cell>
          <table:table-cell office:value-type="string">
            <text:p>sneeuw</text:p>
          </table:table-cell>
        </table:table-row>
        <table:table-row table:style-name="ro1">
          <table:table-cell/>
          <table:table-cell office:value-type="string">
            <text:p>идти' снег</text:p>
          </table:table-cell>
          <table:table-cell office:value-type="string">
            <text:p>sneeuwen</text:p>
          </table:table-cell>
        </table:table-row>
        <table:table-row table:style-name="ro1">
          <table:table-cell/>
          <table:table-cell office:value-type="string">
            <text:p>собираться</text:p>
          </table:table-cell>
          <table:table-cell office:value-type="string">
            <text:p>gaan (toekomst)</text:p>
          </table:table-cell>
        </table:table-row>
        <table:table-row table:style-name="ro1">
          <table:table-cell/>
          <table:table-cell office:value-type="string">
            <text:p>поцеловаться</text:p>
          </table:table-cell>
          <table:table-cell office:value-type="string">
            <text:p>kussen (werkwoord)</text:p>
          </table:table-cell>
        </table:table-row>
        <table:table-row table:style-name="ro1">
          <table:table-cell/>
          <table:table-cell office:value-type="string">
            <text:p>мочь (я могу, ты можешь)</text:p>
          </table:table-cell>
          <table:table-cell office:value-type="string">
            <text:p>kunnen, in staat zijn om (wegens fysiek conditie)</text:p>
          </table:table-cell>
        </table:table-row>
        <table:table-row table:style-name="ro1">
          <table:table-cell/>
          <table:table-cell office:value-type="string">
            <text:p>уметь</text:p>
          </table:table-cell>
          <table:table-cell office:value-type="string">
            <text:p>kunnen, in staat zijn om (wegens kennis of vaardigheid)</text:p>
          </table:table-cell>
        </table:table-row>
        <table:table-row table:style-name="ro1">
          <table:table-cell/>
          <table:table-cell office:value-type="string">
            <text:p>озеро</text:p>
          </table:table-cell>
          <table:table-cell office:value-type="string">
            <text:p>meer</text:p>
          </table:table-cell>
        </table:table-row>
        <table:table-row table:style-name="ro1">
          <table:table-cell/>
          <table:table-cell office:value-type="string">
            <text:p>солнечно</text:p>
          </table:table-cell>
          <table:table-cell office:value-type="string">
            <text:p>zonnig</text:p>
          </table:table-cell>
        </table:table-row>
        <table:table-row table:style-name="ro1">
          <table:table-cell/>
          <table:table-cell office:value-type="string">
            <text:p>облачно</text:p>
          </table:table-cell>
          <table:table-cell office:value-type="string">
            <text:p>bewolkt</text:p>
          </table:table-cell>
        </table:table-row>
        <table:table-row table:style-name="ro1">
          <table:table-cell/>
          <table:table-cell office:value-type="string">
            <text:p>погода</text:p>
          </table:table-cell>
          <table:table-cell office:value-type="string">
            <text:p>weer</text:p>
          </table:table-cell>
        </table:table-row>
        <table:table-row table:style-name="ro1">
          <table:table-cell/>
          <table:table-cell office:value-type="string">
            <text:p>ходить</text:p>
          </table:table-cell>
          <table:table-cell office:value-type="string">
            <text:p>wandelen</text:p>
          </table:table-cell>
        </table:table-row>
        <table:table-row table:style-name="ro1">
          <table:table-cell/>
          <table:table-cell office:value-type="string">
            <text:p>про'ехать</text:p>
          </table:table-cell>
          <table:table-cell office:value-type="string">
            <text:p>rijden</text:p>
          </table:table-cell>
        </table:table-row>
        <table:table-row table:style-name="ro1">
          <table:table-cell/>
          <table:table-cell office:value-type="string">
            <text:p>х'олодно</text:p>
          </table:table-cell>
          <table:table-cell office:value-type="string">
            <text:p>koud</text:p>
          </table:table-cell>
        </table:table-row>
        <table:table-row table:style-name="ro1">
          <table:table-cell/>
          <table:table-cell office:value-type="string">
            <text:p>ж'арко</text:p>
          </table:table-cell>
          <table:table-cell office:value-type="string">
            <text:p>warm</text:p>
          </table:table-cell>
        </table:table-row>
        <table:table-row table:style-name="ro1">
          <table:table-cell/>
          <table:table-cell office:value-type="string">
            <text:p>зафтра</text:p>
          </table:table-cell>
          <table:table-cell office:value-type="string">
            <text:p>morg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nit 2</text:p>
          </table:table-cell>
          <table:table-cell table:number-columns-repeated="2"/>
        </table:table-row>
        <table:table-row table:style-name="ro1">
          <table:table-cell office:value-type="string">
            <text:p>Lesson 1</text:p>
          </table:table-cell>
          <table:table-cell office:value-type="string">
            <text:p>прочитать</text:p>
          </table:table-cell>
          <table:table-cell office:value-type="string">
            <text:p>lezen (perf.)</text:p>
          </table:table-cell>
        </table:table-row>
        <table:table-row table:style-name="ro1">
          <table:table-cell/>
          <table:table-cell office:value-type="string">
            <text:p>вчера</text:p>
          </table:table-cell>
          <table:table-cell office:value-type="string">
            <text:p>gisteren</text:p>
          </table:table-cell>
        </table:table-row>
        <table:table-row table:style-name="ro1">
          <table:table-cell/>
          <table:table-cell office:value-type="string">
            <text:p>пробежать</text:p>
          </table:table-cell>
          <table:table-cell office:value-type="string">
            <text:p>rennen (perf.)</text:p>
          </table:table-cell>
        </table:table-row>
        <table:table-row table:style-name="ro1">
          <table:table-cell/>
          <table:table-cell office:value-type="string">
            <text:p>сегодня</text:p>
          </table:table-cell>
          <table:table-cell office:value-type="string">
            <text:p>vandaag</text:p>
          </table:table-cell>
        </table:table-row>
        <table:table-row table:style-name="ro1">
          <table:table-cell/>
          <table:table-cell office:value-type="string">
            <text:p>прошлый</text:p>
          </table:table-cell>
          <table:table-cell office:value-type="string">
            <text:p>vorige</text:p>
          </table:table-cell>
        </table:table-row>
        <table:table-row table:style-name="ro1">
          <table:table-cell/>
          <table:table-cell office:value-type="string">
            <text:p>проплывать</text:p>
          </table:table-cell>
          <table:table-cell office:value-type="string">
            <text:p>zwemmen (door ...), varen (door ...), drijven (door ...)</text:p>
          </table:table-cell>
        </table:table-row>
        <table:table-row table:style-name="ro1">
          <table:table-cell/>
          <table:table-cell office:value-type="string">
            <text:p>проплыть</text:p>
          </table:table-cell>
          <table:table-cell office:value-type="string">
            <text:p>zwemmen (door ...), varen (door ...), drijven (door ...) (perf.)</text:p>
          </table:table-cell>
        </table:table-row>
        <table:table-row table:style-name="ro1">
          <table:table-cell/>
          <table:table-cell office:value-type="string">
            <text:p>следующий</text:p>
          </table:table-cell>
          <table:table-cell office:value-type="string">
            <text:p>volgende</text:p>
          </table:table-cell>
        </table:table-row>
        <table:table-row table:style-name="ro1">
          <table:table-cell/>
          <table:table-cell office:value-type="string">
            <text:p>исполниться</text:p>
          </table:table-cell>
          <table:table-cell office:value-type="string">
            <text:p>worden (leeftijd)</text:p>
          </table:table-cell>
        </table:table-row>
        <table:table-row table:style-name="ro1">
          <table:table-cell/>
          <table:table-cell office:value-type="string">
            <text:p>съедать</text:p>
          </table:table-cell>
          <table:table-cell office:value-type="string">
            <text:p>opeten</text:p>
          </table:table-cell>
        </table:table-row>
        <table:table-row table:style-name="ro1">
          <table:table-cell/>
          <table:table-cell office:value-type="string">
            <text:p>туда</text:p>
          </table:table-cell>
          <table:table-cell office:value-type="string">
            <text:p>daar</text:p>
          </table:table-cell>
        </table:table-row>
        <table:table-row table:style-name="ro1">
          <table:table-cell/>
          <table:table-cell office:value-type="string">
            <text:p>написать</text:p>
          </table:table-cell>
          <table:table-cell office:value-type="string">
            <text:p>schrijven (perf.)</text:p>
          </table:table-cell>
        </table:table-row>
        <table:table-row table:style-name="ro1">
          <table:table-cell/>
          <table:table-cell office:value-type="string">
            <text:p>словарь (m)</text:p>
          </table:table-cell>
          <table:table-cell office:value-type="string">
            <text:p>woordenboek, woordenschat</text:p>
          </table:table-cell>
        </table:table-row>
        <table:table-row table:style-name="ro1">
          <table:table-cell/>
          <table:table-cell office:value-type="string">
            <text:p>тетрадь (m)</text:p>
          </table:table-cell>
          <table:table-cell office:value-type="string">
            <text:p>opschrijfboek</text:p>
          </table:table-cell>
        </table:table-row>
        <table:table-row table:style-name="ro1">
          <table:table-cell/>
          <table:table-cell office:value-type="string">
            <text:p>парта</text:p>
          </table:table-cell>
          <table:table-cell office:value-type="string">
            <text:p>schoolbank</text:p>
          </table:table-cell>
        </table:table-row>
        <table:table-row table:style-name="ro1">
          <table:table-cell/>
          <table:table-cell office:value-type="string">
            <text:p>марки</text:p>
          </table:table-cell>
          <table:table-cell office:value-type="string">
            <text:p>postzegel</text:p>
          </table:table-cell>
        </table:table-row>
        <table:table-row table:style-name="ro1">
          <table:table-cell/>
          <table:table-cell office:value-type="string">
            <text:p>конверт</text:p>
          </table:table-cell>
          <table:table-cell office:value-type="string">
            <text:p>envelop</text:p>
          </table:table-cell>
        </table:table-row>
        <table:table-row table:style-name="ro1">
          <table:table-cell/>
          <table:table-cell office:value-type="string">
            <text:p>электронная почта</text:p>
          </table:table-cell>
          <table:table-cell office:value-type="string">
            <text:p>email</text:p>
          </table:table-cell>
        </table:table-row>
        <table:table-row table:style-name="ro1">
          <table:table-cell/>
          <table:table-cell office:value-type="string">
            <text:p>самый</text:p>
          </table:table-cell>
          <table:table-cell office:value-type="string">
            <text:p>?</text:p>
          </table:table-cell>
        </table:table-row>
        <table:table-row table:style-name="ro1">
          <table:table-cell/>
          <table:table-cell office:value-type="string">
            <text:p>дать (дам, дашь, даст, дадим, дадите, дадут, verl: дал)</text:p>
          </table:table-cell>
          <table:table-cell office:value-type="string">
            <text:p>geven (perf.)</text:p>
          </table:table-cell>
        </table:table-row>
        <table:table-row table:style-name="ro1">
          <table:table-cell/>
          <table:table-cell office:value-type="string">
            <text:p>давать (даю, даёшь)</text:p>
          </table:table-cell>
          <table:table-cell office:value-type="string">
            <text:p>geven (imperf.)</text:p>
          </table:table-cell>
        </table:table-row>
        <table:table-row table:style-name="ro1">
          <table:table-cell/>
          <table:table-cell office:value-type="string">
            <text:p>дарить</text:p>
          </table:table-cell>
          <table:table-cell office:value-type="string">
            <text:p>geven (cadeau)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Unit 2 Lesson 3</text:p>
          </table:table-cell>
          <table:table-cell office:value-type="string">
            <text:p>р'аньше</text:p>
          </table:table-cell>
          <table:table-cell office:value-type="string">
            <text:p>vroeger</text:p>
          </table:table-cell>
        </table:table-row>
        <table:table-row table:style-name="ro2">
          <table:table-cell/>
          <table:table-cell office:value-type="string">
            <text:p>теп'ерь</text:p>
          </table:table-cell>
          <table:table-cell office:value-type="string">
            <text:p>tegenwoordig</text:p>
          </table:table-cell>
        </table:table-row>
        <table:table-row table:style-name="ro2">
          <table:table-cell/>
          <table:table-cell office:value-type="string">
            <text:p>с [+ 5e nv]</text:p>
          </table:table-cell>
          <table:table-cell office:value-type="string">
            <text:p>(samen) met</text:p>
          </table:table-cell>
        </table:table-row>
        <table:table-row table:style-name="ro2">
          <table:table-cell/>
          <table:table-cell office:value-type="string">
            <text:p>преподав'ать</text:p>
          </table:table-cell>
          <table:table-cell office:value-type="string">
            <text:p>onderwijzen</text:p>
          </table:table-cell>
        </table:table-row>
        <table:table-row table:style-name="ro2">
          <table:table-cell/>
          <table:table-cell office:value-type="string">
            <text:p>ж'ивопись (v)</text:p>
          </table:table-cell>
          <table:table-cell office:value-type="string">
            <text:p>schilderij</text:p>
          </table:table-cell>
        </table:table-row>
        <table:table-row table:style-name="ro1">
          <table:table-cell/>
          <table:table-cell office:value-type="string">
            <text:p>колледж (m)</text:p>
          </table:table-cell>
          <table:table-cell office:value-type="string">
            <text:p>college</text:p>
          </table:table-cell>
        </table:table-row>
        <table:table-row table:style-name="ro2">
          <table:table-cell/>
          <table:table-cell office:value-type="string">
            <text:p>средний</text:p>
          </table:table-cell>
          <table:table-cell office:value-type="string">
            <text:p>middel-, gemiddeld, medium</text:p>
          </table:table-cell>
        </table:table-row>
        <table:table-row table:style-name="ro2">
          <table:table-cell/>
          <table:table-cell office:value-type="string">
            <text:p>начальный</text:p>
          </table:table-cell>
          <table:table-cell office:value-type="string">
            <text:p>beginners-, begin-, eerste, primair</text:p>
          </table:table-cell>
        </table:table-row>
        <table:table-row table:style-name="ro2">
          <table:table-cell/>
          <table:table-cell office:value-type="string">
            <text:p>средняя школа</text:p>
          </table:table-cell>
          <table:table-cell office:value-type="string">
            <text:p>voortgezet onderwijs</text:p>
          </table:table-cell>
        </table:table-row>
        <table:table-row table:style-name="ro2">
          <table:table-cell/>
          <table:table-cell office:value-type="string">
            <text:p>начальная школа</text:p>
          </table:table-cell>
          <table:table-cell office:value-type="string">
            <text:p>basisschool</text:p>
          </table:table-cell>
        </table:table-row>
        <table:table-row table:style-name="ro2">
          <table:table-cell/>
          <table:table-cell office:value-type="string">
            <text:p>рисовать</text:p>
          </table:table-cell>
          <table:table-cell office:value-type="string">
            <text:p>tekenen</text:p>
          </table:table-cell>
        </table:table-row>
        <table:table-row table:style-name="ro2">
          <table:table-cell/>
          <table:table-cell office:value-type="string">
            <text:p>естествознание</text:p>
          </table:table-cell>
          <table:table-cell office:value-type="string">
            <text:p>natuurwetenschap</text:p>
          </table:table-cell>
        </table:table-row>
        <table:table-row table:style-name="ro2">
          <table:table-cell/>
          <table:table-cell office:value-type="string">
            <text:p>искусство</text:p>
          </table:table-cell>
          <table:table-cell office:value-type="string">
            <text:p>kunst</text:p>
          </table:table-cell>
        </table:table-row>
        <table:table-row table:style-name="ro2">
          <table:table-cell/>
          <table:table-cell office:value-type="string">
            <text:p>естественный</text:p>
          </table:table-cell>
          <table:table-cell office:value-type="string">
            <text:p>natuur-, natuurlijk</text:p>
          </table:table-cell>
        </table:table-row>
        <table:table-row table:style-name="ro2">
          <table:table-cell/>
          <table:table-cell office:value-type="string">
            <text:p>наука</text:p>
          </table:table-cell>
          <table:table-cell office:value-type="string">
            <text:p>wetenschap</text:p>
          </table:table-cell>
        </table:table-row>
        <table:table-row table:style-name="ro2">
          <table:table-cell/>
          <table:table-cell office:value-type="string">
            <text:p>ист'ория</text:p>
          </table:table-cell>
          <table:table-cell office:value-type="string">
            <text:p>geschiedenis</text:p>
          </table:table-cell>
        </table:table-row>
        <table:table-row table:style-name="ro2">
          <table:table-cell/>
          <table:table-cell office:value-type="string">
            <text:p>офис</text:p>
          </table:table-cell>
          <table:table-cell office:value-type="string">
            <text:p>kantoortuin</text:p>
          </table:table-cell>
        </table:table-row>
        <table:table-row table:style-name="ro2">
          <table:table-cell/>
          <table:table-cell office:value-type="string">
            <text:p>кабин'ет</text:p>
          </table:table-cell>
          <table:table-cell office:value-type="string">
            <text:p>(privé)kantoor</text:p>
          </table:table-cell>
        </table:table-row>
        <table:table-row table:style-name="ro1">
          <table:table-cell/>
          <table:table-cell office:value-type="string">
            <text:p>кампьютер</text:p>
          </table:table-cell>
          <table:table-cell office:value-type="string">
            <text:p>computer</text:p>
          </table:table-cell>
        </table:table-row>
        <table:table-row table:style-name="ro2">
          <table:table-cell/>
          <table:table-cell office:value-type="string">
            <text:p>работник</text:p>
          </table:table-cell>
          <table:table-cell office:value-type="string">
            <text:p>werker</text:p>
          </table:table-cell>
        </table:table-row>
        <table:table-row table:style-name="ro1">
          <table:table-cell/>
          <table:table-cell office:value-type="string">
            <text:p>менеджер</text:p>
          </table:table-cell>
          <table:table-cell office:value-type="string">
            <text:p>manager</text:p>
          </table:table-cell>
        </table:table-row>
        <table:table-row table:style-name="ro2">
          <table:table-cell/>
          <table:table-cell office:value-type="string">
            <text:p>заниматься</text:p>
          </table:table-cell>
          <table:table-cell office:value-type="string">
            <text:p>bezig zijn met</text:p>
          </table:table-cell>
        </table:table-row>
        <table:table-row table:style-name="ro2">
          <table:table-cell/>
          <table:table-cell office:value-type="string">
            <text:p>чем</text:p>
          </table:table-cell>
          <table:table-cell office:value-type="string">
            <text:p>met wat, waarme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1/07/2014</text:date>, <text:time>22:5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de Milliano</meta:initial-creator>
    <meta:creation-date>2013-04-16T23:16:12</meta:creation-date>
    <dc:date>2014-01-07T22:51:39</dc:date>
    <dc:creator>Martijn de Milliano</dc:creator>
    <meta:editing-duration>P27DT2H56M16S</meta:editing-duration>
    <meta:editing-cycles>190</meta:editing-cycles>
    <meta:generator>OpenOffice/4.0.1$Unix OpenOffice.org_project/401m5$Build-9714</meta:generator>
    <meta:document-statistic meta:table-count="1" meta:cell-count="446" meta:object-count="0"/>
  </office:meta>
</office:document-meta>
</file>